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pitch="variable"/>
    <style:font-face style:name="TeX Gyre Bonum Math" svg:font-family="'TeX Gyre Bonum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888a" draw:marker-start-width="0.279cm" draw:marker-end-width="0.279cm" draw:fill-color="#00ffff" draw:textarea-horizontal-align="justify" draw:textarea-vertical-align="middle" draw:auto-grow-height="false" fo:min-height="0.968cm" fo:min-width="0.717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106cm" svg:stroke-color="#333333" draw:marker-start-width="0.359cm" draw:marker-end-width="0.359cm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053cm" svg:stroke-color="#a09600" draw:marker-start-width="0.279cm" draw:marker-end-width="0.279cm" draw:fill-color="#fffbcc" draw:textarea-horizontal-align="justify" draw:textarea-vertical-align="middle" draw:auto-grow-height="false" fo:min-height="1.857cm" fo:min-width="11.513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svg:stroke-color="#77bc6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468a1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57983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ed1c24" draw:marker-start-width="0.321cm" draw:marker-end="Dimension_20_Lines" draw:marker-end-width="0.483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3cm" svg:stroke-color="#666666" draw:marker-start-width="0.28cm" draw:marker-end-width="0.28cm" draw:fill-color="#dddddd" draw:textarea-horizontal-align="justify" draw:textarea-vertical-align="middle" draw:auto-grow-height="false" fo:min-height="0.594cm" fo:min-width="0.344cm" fo:padding-top="0.152cm" fo:padding-bottom="0.152cm" fo:padding-left="0.277cm" fo:padding-right="0.2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ffff"/>
      <style:paragraph-properties fo:text-align="center"/>
      <style:text-properties style:font-name="TeX Gyre Bonum Math"/>
    </style:style>
    <style:style style:name="P3" style:family="paragraph">
      <style:paragraph-properties fo:text-align="center"/>
      <style:text-properties style:font-name="TeX Gyre Bonum Math"/>
    </style:style>
    <style:style style:name="P4" style:family="paragraph">
      <loext:graphic-properties draw:fill-color="#fffbcc"/>
      <style:paragraph-properties fo:text-align="center"/>
      <style:text-properties style:font-name="TeX Gyre Bonum Math" fo:font-weight="bold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  <style:text-properties style:font-name="TeX Gyre Bonum Math"/>
    </style:style>
    <style:style style:name="T1" style:family="text">
      <style:text-properties style:font-name="TeX Gyre Bonum Math" fo:font-size="15pt" style:font-size-asian="15pt" style:font-size-complex="15pt"/>
    </style:style>
    <style:style style:name="T2" style:family="text">
      <style:text-properties style:font-name="TeX Gyre Bonum Math"/>
    </style:style>
    <style:style style:name="T3" style:family="text">
      <style:text-properties style:text-position="-33% 58%" style:font-name="TeX Gyre Bonum Math" fo:font-size="16pt" style:font-size-asian="16pt" style:font-size-complex="16pt"/>
    </style:style>
    <style:style style:name="T4" style:family="text">
      <style:text-properties style:text-position="-33% 58%" style:font-name="TeX Gyre Bonum Math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69cm" svg:height="1.27cm" svg:x="6.081cm" svg:y="7.858cm">
          <text:p text:style-name="P1"><text:span text:style-name="T1">L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715cm" svg:y1="7.858cm" svg:x2="6.715cm" svg:y2="7.477cm" draw:start-shape="id1" draw:start-glue-point="0" draw:end-shape="id2" draw:end-glue-point="8" svg:d="M6715 7858v-381" svg:viewBox="0 0 1 382">
          <text:p/>
        </draw:connector>
        <draw:custom-shape draw:style-name="gr1" draw:text-style-name="P2" xml:id="id3" draw:id="id3" draw:layer="layout" svg:width="1.269cm" svg:height="1.27cm" svg:x="7.986cm" svg:y="7.858cm">
          <text:p text:style-name="P1"><text:span text:style-name="T1">L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62cm" svg:y1="7.858cm" svg:x2="8.62cm" svg:y2="7.477cm" draw:start-shape="id3" draw:start-glue-point="0" draw:end-shape="id4" draw:end-glue-point="8" svg:d="M8620 7858v-381" svg:viewBox="0 0 1 382">
          <text:p/>
        </draw:connector>
        <draw:custom-shape draw:style-name="gr1" draw:text-style-name="P2" xml:id="id5" draw:id="id5" draw:layer="layout" svg:width="1.269cm" svg:height="1.27cm" svg:x="11.796cm" svg:y="7.858cm">
          <text:p text:style-name="P1"><text:span text:style-name="T1">L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.43cm" svg:y1="7.858cm" svg:x2="12.43cm" svg:y2="7.477cm" draw:start-shape="id5" draw:start-glue-point="0" draw:end-shape="id6" draw:end-glue-point="8" svg:d="M12430 7858v-381" svg:viewBox="0 0 1 382">
          <text:p/>
        </draw:connector>
        <draw:custom-shape draw:style-name="gr1" draw:text-style-name="P2" xml:id="id7" draw:id="id7" draw:layer="layout" svg:width="1.269cm" svg:height="1.27cm" svg:x="13.701cm" svg:y="7.858cm">
          <text:p text:style-name="P1"><text:span text:style-name="T1">L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335cm" svg:y1="7.858cm" svg:x2="14.335cm" svg:y2="7.477cm" draw:start-shape="id7" draw:start-glue-point="0" draw:end-shape="id8" draw:end-glue-point="8" svg:d="M14335 7858v-381" svg:viewBox="0 0 1 382">
          <text:p/>
        </draw:connector>
        <draw:custom-shape draw:style-name="gr1" draw:text-style-name="P2" xml:id="id9" draw:id="id9" draw:layer="layout" svg:width="1.269cm" svg:height="1.27cm" svg:x="9.891cm" svg:y="7.858cm">
          <text:p text:style-name="P1"><text:span text:style-name="T1">L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525cm" svg:y1="7.858cm" svg:x2="10.525cm" svg:y2="7.477cm" draw:start-shape="id9" draw:start-glue-point="0" draw:end-shape="id10" draw:end-glue-point="8" svg:d="M10525 7858v-381" svg:viewBox="0 0 1 382">
          <text:p/>
        </draw:connector>
        <draw:custom-shape draw:style-name="gr1" draw:text-style-name="P2" xml:id="id11" draw:id="id11" draw:layer="layout" svg:width="1.269cm" svg:height="1.27cm" svg:x="4.176cm" svg:y="7.858cm">
          <text:p text:style-name="P1"><text:span text:style-name="T1">L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81cm" svg:y1="7.858cm" svg:x2="4.81cm" svg:y2="7.477cm" draw:start-shape="id11" draw:start-glue-point="0" draw:end-shape="id12" draw:end-glue-point="8" svg:d="M4810 7858v-381" svg:viewBox="0 0 1 382">
          <text:p/>
        </draw:connector>
        <draw:custom-shape draw:style-name="gr3" draw:text-style-name="P4" draw:layer="layout" svg:width="12.065cm" svg:height="2.159cm" svg:x="3.54cm" svg:y="3.54cm">
          <draw:glue-point draw:id="4" svg:x="4.988cm" svg:y="-4.087cm"/>
          <draw:glue-point draw:id="5" svg:x="4.988cm" svg:y="-3.178cm"/>
          <draw:glue-point draw:id="6" svg:x="4.988cm" svg:y="-2.269cm"/>
          <draw:glue-point draw:id="7" svg:x="4.988cm" svg:y="-1.36cm"/>
          <draw:glue-point draw:id="8" svg:x="4.988cm" svg:y="-0.451cm"/>
          <draw:glue-point draw:id="9" svg:x="4.988cm" svg:y="0.451cm"/>
          <draw:glue-point draw:id="10" svg:x="4.988cm" svg:y="1.36cm"/>
          <draw:glue-point draw:id="11" svg:x="4.988cm" svg:y="2.269cm"/>
          <draw:glue-point draw:id="12" svg:x="4.988cm" svg:y="3.178cm"/>
          <draw:glue-point draw:id="13" svg:x="4.988cm" svg:y="4.087cm"/>
          <draw:glue-point draw:id="14" svg:x="4.988cm" svg:y="-3.178cm"/>
          <draw:glue-point draw:id="15" svg:x="-4.988cm" svg:y="4.087cm"/>
          <draw:glue-point draw:id="16" svg:x="-4.988cm" svg:y="3.178cm"/>
          <draw:glue-point draw:id="17" svg:x="-4.988cm" svg:y="2.269cm"/>
          <draw:glue-point draw:id="18" svg:x="-4.988cm" svg:y="1.36cm"/>
          <draw:glue-point draw:id="19" svg:x="-4.988cm" svg:y="0.451cm"/>
          <draw:glue-point draw:id="20" svg:x="-4.988cm" svg:y="-0.451cm"/>
          <draw:glue-point draw:id="21" svg:x="-4.988cm" svg:y="-1.36cm"/>
          <draw:glue-point draw:id="22" svg:x="-4.988cm" svg:y="-2.269cm"/>
          <draw:glue-point draw:id="23" svg:x="-4.988cm" svg:y="-3.178cm"/>
          <draw:glue-point draw:id="24" svg:x="-4.988cm" svg:y="-4.087cm"/>
          <draw:glue-point draw:id="25" svg:x="4.173cm" svg:y="-4.997cm"/>
          <draw:glue-point draw:id="26" svg:x="4.173cm" svg:y="5.002cm"/>
          <draw:glue-point draw:id="27" svg:x="-2.248cm" svg:y="-4.997cm"/>
          <draw:glue-point draw:id="28" svg:x="-4.082cm" svg:y="-4.997cm"/>
          <draw:glue-point draw:id="29" svg:x="-4.08cm" svg:y="5.002cm"/>
          <draw:glue-point draw:id="30" svg:x="-2.245cm" svg:y="4.99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4.81cm" svg:y1="6.207cm" svg:x2="8.619cm" svg:y2="2.905cm" draw:start-shape="id12" draw:start-glue-point="4" draw:end-shape="id13" draw:end-glue-point="2" svg:d="M4810 6207c0-2476 3809-826 3809-3302" svg:viewBox="0 0 3810 3303">
          <text:p/>
        </draw:connector>
        <draw:connector draw:style-name="gr5" draw:text-style-name="P5" draw:layer="layout" draw:type="curve" svg:x1="6.715cm" svg:y1="6.207cm" svg:x2="6.714cm" svg:y2="2.905cm" draw:start-shape="id2" draw:start-glue-point="4" draw:end-shape="id14" draw:end-glue-point="2" svg:d="M6715 6207c0-2476-1-826-1-3302" svg:viewBox="0 0 2 3303">
          <text:p/>
        </draw:connector>
        <draw:connector draw:style-name="gr6" draw:text-style-name="P5" draw:layer="layout" draw:type="curve" svg:x1="8.62cm" svg:y1="6.207cm" svg:x2="12.429cm" svg:y2="2.905cm" draw:start-shape="id4" draw:start-glue-point="4" draw:end-shape="id15" svg:d="M8620 6207c0-2476 3809-826 3809-3302" svg:viewBox="0 0 3810 3303">
          <text:p/>
        </draw:connector>
        <draw:connector draw:style-name="gr7" draw:text-style-name="P5" draw:layer="layout" draw:type="curve" svg:x1="10.525cm" svg:y1="6.207cm" svg:x2="9.014cm" svg:y2="3.397cm" draw:start-shape="id10" draw:start-glue-point="4" svg:d="M10525 6207c0-2502-1511-1097-1511-2810" svg:viewBox="0 0 1512 2811">
          <text:p/>
        </draw:connector>
        <draw:connector draw:style-name="gr4" draw:text-style-name="P5" draw:layer="layout" draw:type="curve" svg:x1="12.43cm" svg:y1="6.207cm" svg:x2="10.524cm" svg:y2="2.905cm" draw:start-shape="id6" draw:start-glue-point="4" draw:end-shape="id16" draw:end-glue-point="2" svg:d="M12430 6207c0-2476-1906-826-1906-3302" svg:viewBox="0 0 1907 3303">
          <text:p/>
        </draw:connector>
        <draw:connector draw:style-name="gr7" draw:text-style-name="P5" draw:layer="layout" draw:type="curve" svg:x1="14.335cm" svg:y1="6.207cm" svg:x2="12.825cm" svg:y2="3.377cm" draw:start-shape="id8" draw:start-glue-point="4" svg:d="M14335 6207c0-2517-1510-1102-1510-2830" svg:viewBox="0 0 1511 2831">
          <text:p/>
        </draw:connector>
        <draw:custom-shape draw:style-name="gr8" draw:text-style-name="P6" xml:id="id2" draw:id="id2" draw:layer="layout" svg:width="1.27cm" svg:height="1.27cm" svg:x="6.08cm" svg:y="6.207cm">
          <text:p text:style-name="P1"><text:span text:style-name="T2">P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1.27cm" svg:height="1.27cm" svg:x="7.985cm" svg:y="6.207cm">
          <text:p text:style-name="P1"><text:span text:style-name="T2">P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6" draw:id="id6" draw:layer="layout" svg:width="1.27cm" svg:height="1.27cm" svg:x="11.795cm" svg:y="6.207cm">
          <text:p text:style-name="P1"><text:span text:style-name="T2">P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8" draw:id="id8" draw:layer="layout" svg:width="1.27cm" svg:height="1.27cm" svg:x="13.7cm" svg:y="6.207cm">
          <text:p text:style-name="P1"><text:span text:style-name="T2">P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0" draw:id="id10" draw:layer="layout" svg:width="1.27cm" svg:height="1.27cm" svg:x="9.89cm" svg:y="6.207cm">
          <text:p text:style-name="P1"><text:span text:style-name="T2">P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2" draw:id="id12" draw:layer="layout" svg:width="1.27cm" svg:height="1.27cm" svg:x="4.175cm" svg:y="6.207cm">
          <text:p text:style-name="P1"><text:span text:style-name="T2">P</text:span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269cm" svg:height="1.27cm" svg:x="6.08cm" svg:y="1.635cm">
          <text:p text:style-name="P1"><text:span text:style-name="T1">M</text:span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269cm" svg:height="1.27cm" svg:x="7.985cm" svg:y="1.635cm">
          <text:p text:style-name="P1"><text:span text:style-name="T1">M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269cm" svg:height="1.27cm" svg:x="11.795cm" svg:y="1.635cm">
          <text:p text:style-name="P1"><text:span text:style-name="T1">M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269cm" svg:height="1.27cm" svg:x="9.89cm" svg:y="1.635cm">
          <text:p text:style-name="P1"><text:span text:style-name="T1">M</text:span><text:span text:style-name="T4">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pitch="variable"/>
    <style:font-face style:name="TeX Gyre Bonum Math" svg:font-family="'TeX Gyre Bonum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3-27T17:52:16.415644014</meta:creation-date>
    <dc:date>2020-03-11T18:13:27.593896059</dc:date>
    <meta:editing-duration>PT1H12M9S</meta:editing-duration>
    <meta:editing-cycles>6</meta:editing-cycles>
    <meta:generator>LibreOffice/6.3.5.2$Linux_X86_64 LibreOffice_project/30$Build-2</meta:generator>
    <meta:document-statistic meta:object-count="29"/>
  </office:meta>
</office:document-meta>
</file>